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d0" officeooo:paragraph-rsid="001277d0"/>
    </style:style>
    <style:style style:name="P2" style:family="paragraph" style:parent-style-name="Standard">
      <style:text-properties fo:font-weight="bold" officeooo:rsid="0017e4ae" officeooo:paragraph-rsid="0017e4ae" style:font-weight-asian="bold" style:font-weight-complex="bold"/>
    </style:style>
    <style:style style:name="P3" style:family="paragraph" style:parent-style-name="Standard">
      <style:text-properties officeooo:paragraph-rsid="0017b731"/>
    </style:style>
    <style:style style:name="P4" style:family="paragraph" style:parent-style-name="Standard">
      <style:text-properties officeooo:rsid="001277d0" officeooo:paragraph-rsid="0017b731"/>
    </style:style>
    <style:style style:name="P5" style:family="paragraph" style:parent-style-name="Standard">
      <style:text-properties officeooo:paragraph-rsid="00139d90"/>
    </style:style>
    <style:style style:name="P6" style:family="paragraph" style:parent-style-name="Standard">
      <style:text-properties officeooo:rsid="0017b731" officeooo:paragraph-rsid="0017b731"/>
    </style:style>
    <style:style style:name="T1" style:family="text">
      <style:text-properties officeooo:rsid="00173e24"/>
    </style:style>
    <style:style style:name="T2" style:family="text">
      <style:text-properties officeooo:rsid="001277d0"/>
    </style:style>
    <style:style style:name="T3" style:family="text">
      <style:text-properties officeooo:rsid="0017b731"/>
    </style:style>
    <style:style style:name="T4" style:family="text">
      <style:text-properties fo:font-weight="normal" officeooo:rsid="0017e4ae" style:font-weight-asian="normal" style:font-weight-complex="normal"/>
    </style:style>
    <style:style style:name="T5" style:family="text">
      <style:text-properties fo:font-weight="normal" officeooo:rsid="001277d0" style:font-weight-asian="normal" style:font-weight-complex="normal"/>
    </style:style>
    <style:style style:name="T6" style:family="text">
      <style:text-properties fo:font-weight="normal" officeooo:rsid="0017b731" style:font-weight-asian="normal" style:font-weight-complex="normal"/>
    </style:style>
    <style:style style:name="T7" style:family="text">
      <style:text-properties fo:font-weight="normal" officeooo:rsid="00173e24" style:font-weight-asian="normal" style:font-weight-complex="normal"/>
    </style:style>
    <style:style style:name="T8" style:family="text">
      <style:text-properties officeooo:rsid="0018a7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on instruction:</text:p>
      <text:p text:style-name="P1"/>
      <text:p text:style-name="P4">While keeping the codes in the same folder as the image. </text:p>
      <text:p text:style-name="P6"/>
      <text:p text:style-name="P3"><text:span text:style-name="T2">Run the </text:span><text:span text:style-name="T1">solution.py </text:span><text:span text:style-name="T2">python code. The </text:span><text:span text:style-name="T3">output</text:span><text:span text:style-name="T2"> </text:span><text:span text:style-name="T8">3d </text:span><text:span text:style-name="T2">image will </text:span><text:span text:style-name="T8">display after the program finishes runnning. Its gonna take some time.</text:span></text:p>
      <text:p text:style-name="P1"/>
      <text:p text:style-name="P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1T12:59:57.966169190</meta:creation-date>
    <dc:date>2024-03-30T22:24:49.881687328</dc:date>
    <meta:editing-duration>PT14M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4" meta:character-count="207" meta:non-whitespace-character-count="175"/>
  </office:meta>
</office:document-meta>
</file>